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1000002E11D452B7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4.195cm" fo:min-width="19.135cm" loext:decorative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3.878cm" fo:min-width="19.818cm" loext:decorative="fals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0.228cm" fo:min-width="0.452cm" loext:decorative="false"/>
    </style:style>
    <style:style style:name="gr6" style:family="graphic" style:parent-style-name="standard">
      <style:graphic-properties svg:stroke-color="#f8f9fa" draw:fill-color="#f8f9fa" draw:textarea-horizontal-align="justify" draw:textarea-vertical-align="middle" draw:auto-grow-height="false" fo:min-height="5.194cm" fo:min-width="19.135cm" loext:decorative="false"/>
    </style:style>
    <style:style style:name="gr7" style:family="graphic" style:parent-style-name="standard">
      <style:graphic-properties svg:stroke-color="#f8f9fa" draw:fill-color="#f8f9fa" draw:textarea-horizontal-align="justify" draw:textarea-vertical-align="middle" draw:auto-grow-height="false" fo:min-height="3.878cm" fo:min-width="19.135cm" loext:decorative="false"/>
    </style:style>
    <style:style style:name="gr8" style:family="graphic" style:parent-style-name="standard">
      <style:graphic-properties svg:stroke-color="#f8f9fa" draw:fill-color="#f8f9fa" draw:textarea-horizontal-align="justify" draw:textarea-vertical-align="middle" draw:auto-grow-height="false" fo:min-height="26.103cm" fo:min-width="0.5cm" loext:decorative="false"/>
    </style:style>
    <style:style style:name="gr9" style:family="graphic" style:parent-style-name="standard">
      <style:graphic-properties svg:stroke-color="#f8f9fa" draw:fill-color="#f8f9fa" draw:textarea-horizontal-align="justify" draw:textarea-vertical-align="middle" draw:auto-grow-height="false" fo:min-height="5.195cm" fo:min-width="20.5cm" loext:decorative="false"/>
    </style:style>
    <style:style style:name="gr10" style:family="graphic" style:parent-style-name="standard">
      <style:graphic-properties svg:stroke-color="#f8f9fa" draw:fill-color="#f8f9fa" draw:textarea-horizontal-align="justify" draw:textarea-vertical-align="middle" draw:auto-grow-height="false" fo:min-height="29.45cm" fo:min-width="1.135cm" loext:decorative="false"/>
    </style:style>
    <style:style style:name="gr11" style:family="graphic" style:parent-style-name="standard">
      <style:graphic-properties svg:stroke-color="#f8f9fa" draw:fill-color="#f8f9fa" draw:textarea-horizontal-align="justify" draw:textarea-vertical-align="middle" draw:auto-grow-height="false" fo:min-height="8.448cm" fo:min-width="20.453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8f9f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frame draw:style-name="gr2" draw:text-style-name="P1" draw:layer="layout" svg:width="18.999cm" svg:height="18.098cm" svg:x="1cm" svg:y="4.809cm">
              <draw:image xlink:href="Pictures/1000000000000281000002E11D452B7D.png" xlink:type="simple" xlink:show="embed" xlink:actuate="onLoad" draw:mime-type="image/png">
                <text:p/>
              </draw:image>
            </draw:frame>
            <draw:custom-shape draw:style-name="gr3" draw:text-style-name="P2" draw:layer="layout" svg:width="19.635cm" svg:height="4.445cm" svg:x="0.365cm" svg:y="0.68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0.318cm" svg:height="4.128cm" svg:x="0.682cm" svg:y="24.81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0.952cm" svg:height="10.478cm" svg:x="0.365cm" svg:y="10.20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19.635cm" svg:height="5.444cm" svg:x="0.365cm" svg:y="22.27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3" draw:layer="layout" svg:width="19.635cm" svg:height="4.128cm" svg:x="0.365cm" svg:y="1.31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3" draw:layer="layout" svg:width="1cm" svg:height="26.353cm" svg:x="20cm" svg:y="1.31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3" draw:layer="layout" svg:width="21cm" svg:height="5.44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1.635cm" svg:height="29.7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0.953cm" svg:height="8.698cm" svg:x="0.047cm" svg:y="21.00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1T01:50:48.165825458</dc:date>
    <meta:editing-duration>PT10M49S</meta:editing-duration>
    <meta:editing-cycles>2</meta:editing-cycles>
    <meta:generator>LibreOffice/24.2.0.3$Linux_X86_64 LibreOffice_project/420$Build-3</meta:generator>
    <meta:document-statistic meta:object-count="12"/>
  </office:meta>
</office:document-meta>
</file>